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1.3035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99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2" table:number-columns-repeated="8" table:default-cell-style-name="Default"/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Default"/>
          <table:table-cell table:number-columns-repeated="7"/>
          <table:table-cell office:value-type="float" office:value="64">
            <text:p>64</text:p>
          </table:table-cell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60.4608529976429">
            <text:p>60.46</text:p>
          </table:table-cell>
          <table:table-cell table:formula="of:=[.$P$1]*[.D2]-[.C2]" office:value-type="float" office:value="3561.23459184915">
            <text:p>3561.23</text:p>
          </table:table-cell>
          <table:table-cell table:formula="of:=[.C2]/[.D2]" office:value-type="float" office:value="5.09850563987276">
            <text:p>5.10</text:p>
          </table:table-cell>
          <table:table-cell table:formula="of:=[.F2]/[.$P$1]" office:value-type="float" office:value="0.0796641506230118">
            <text:p>0.08</text:p>
          </table:table-cell>
          <table:table-cell table:style-name="Default"/>
          <table:table-cell table:number-columns-repeated="2"/>
          <table:table-cell table:formula="of:=[.C5]+[.C6]+[.C7]+[.C9]+[.C11]" office:value-type="float" office:value="42492.72">
            <text:p>42492.72</text:p>
          </table:table-cell>
          <table:table-cell table:formula="of:=[.D5]+[.D6]+[.D7]+[.D9]+[.D11]" office:value-type="float" office:value="9815.13261397873">
            <text:p>9815.1326139787</text:p>
          </table:table-cell>
          <table:table-cell table:formula="of:=[.K2]/[.L2]" office:value-type="float" office:value="4.32930676244576">
            <text:p>4.3293067624</text:p>
          </table:table-cell>
          <table:table-cell table:number-columns-repeated="3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07.336430947">
            <text:p>407.34</text:p>
          </table:table-cell>
          <table:table-cell table:formula="of:=[.$P$1]*[.D3]-[.C3]" office:value-type="float" office:value="-50098.628419392">
            <text:p>-50098.63</text:p>
          </table:table-cell>
          <table:table-cell table:formula="of:=[.C3]/[.D3]" office:value-type="float" office:value="186.990787499463">
            <text:p>186.99</text:p>
          </table:table-cell>
          <table:table-cell table:formula="of:=[.F3]/[.$P$1]" office:value-type="float" office:value="2.9217310546791">
            <text:p>2.92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5046.83589621">
            <text:p>5046.84</text:p>
          </table:table-cell>
          <table:table-cell table:formula="of:=[.$P$1]*[.D4]-[.C4]" office:value-type="float" office:value="-886602.50264256">
            <text:p>-886602.50</text:p>
          </table:table-cell>
          <table:table-cell table:formula="of:=[.C4]/[.D4]" office:value-type="float" office:value="239.674922045388">
            <text:p>239.67</text:p>
          </table:table-cell>
          <table:table-cell table:formula="of:=[.F4]/[.$P$1]" office:value-type="float" office:value="3.74492065695919">
            <text:p>3.74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291.275011215929">
            <text:p>291.28</text:p>
          </table:table-cell>
          <table:table-cell table:formula="of:=[.$P$1]*[.D5]-[.C5]" office:value-type="float" office:value="17891.9507178195">
            <text:p>17891.95</text:p>
          </table:table-cell>
          <table:table-cell table:formula="of:=[.C5]/[.D5]" office:value-type="float" office:value="2.57368456315762">
            <text:p>2.57</text:p>
          </table:table-cell>
          <table:table-cell table:formula="of:=[.F5]/[.$P$1]" office:value-type="float" office:value="0.0402138212993379">
            <text:p>0.04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1958.7612292524">
            <text:p>1958.76</text:p>
          </table:table-cell>
          <table:table-cell table:formula="of:=[.$P$1]*[.D6]-[.C6]" office:value-type="float" office:value="121377.358672154">
            <text:p>121377.36</text:p>
          </table:table-cell>
          <table:table-cell table:formula="of:=[.C6]/[.D6]" office:value-type="float" office:value="2.03361182593977">
            <text:p>2.03</text:p>
          </table:table-cell>
          <table:table-cell table:formula="of:=[.F6]/[.$P$1]" office:value-type="float" office:value="0.0317751847803089">
            <text:p>0.03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4362.611553048">
            <text:p>4362.61</text:p>
          </table:table-cell>
          <table:table-cell table:formula="of:=[.$P$1]*[.D7]-[.C7]" office:value-type="float" office:value="262945.789395072">
            <text:p>262945.79</text:p>
          </table:table-cell>
          <table:table-cell table:formula="of:=[.C7]/[.D7]" office:value-type="float" office:value="3.72743477210085">
            <text:p>3.73</text:p>
          </table:table-cell>
          <table:table-cell table:formula="of:=[.F7]/[.$P$1]" office:value-type="float" office:value="0.0582411683140758">
            <text:p>0.06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00.85342230787">
            <text:p>200.85</text:p>
          </table:table-cell>
          <table:table-cell table:formula="of:=[.$P$1]*[.D8]-[.C8]" office:value-type="float" office:value="12637.3090277037">
            <text:p>12637.31</text:p>
          </table:table-cell>
          <table:table-cell table:formula="of:=[.C8]/[.D8]" office:value-type="float" office:value="1.08193327005853">
            <text:p>1.08</text:p>
          </table:table-cell>
          <table:table-cell table:formula="of:=[.F8]/[.$P$1]" office:value-type="float" office:value="0.0169052073446645">
            <text:p>0.02</text:p>
          </table:table-cell>
          <table:table-cell table:style-name="Default"/>
          <table:table-cell table:number-columns-repeated="8"/>
        </table:table-row>
        <table:table-row table:style-name="ro4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376.8869917392">
            <text:p>1376.89</text:p>
          </table:table-cell>
          <table:table-cell table:formula="of:=[.$P$1]*[.D9]-[.C9]" office:value-type="float" office:value="85265.4674713088">
            <text:p>85265.47</text:p>
          </table:table-cell>
          <table:table-cell table:formula="of:=[.C9]/[.D9]" office:value-type="float" office:value="2.073735910885">
            <text:p>2.07</text:p>
          </table:table-cell>
          <table:table-cell table:formula="of:=[.F9]/[.$P$1]" office:value-type="float" office:value="0.0324021236075782">
            <text:p>0.03</text:p>
          </table:table-cell>
          <table:table-cell table:style-name="Default"/>
          <table:table-cell table:number-columns-repeated="8"/>
        </table:table-row>
        <table:table-row table:style-name="ro4">
          <table:table-cell office:value-type="string">
            <text:p>MarkGC Completeness</text:p>
          </table:table-cell>
          <table:table-cell office:value-type="float" office:value="8">
            <text:p>8</text:p>
          </table:table-cell>
          <table:table-cell office:value-type="float" office:value="180.25">
            <text:p>180.25</text:p>
          </table:table-cell>
          <table:table-cell office:value-type="float" office:value="61.4977147238857">
            <text:p>61.50</text:p>
          </table:table-cell>
          <table:table-cell table:formula="of:=[.$P$1]*[.D10]-[.C10]" office:value-type="float" office:value="3755.60374232869">
            <text:p>3755.60</text:p>
          </table:table-cell>
          <table:table-cell table:formula="of:=[.C10]/[.D10]" office:value-type="float" office:value="2.93100322197811">
            <text:p>2.93</text:p>
          </table:table-cell>
          <table:table-cell table:formula="of:=[.F10]/[.$P$1]" office:value-type="float" office:value="0.0457969253434081">
            <text:p>0.05</text:p>
          </table:table-cell>
          <table:table-cell table:style-name="Default"/>
          <table:table-cell table:number-columns-repeated="8"/>
        </table:table-row>
        <table:table-row table:style-name="ro4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1825.5978287232">
            <text:p>1825.60</text:p>
          </table:table-cell>
          <table:table-cell table:formula="of:=[.$P$1]*[.D11]-[.C11]" office:value-type="float" office:value="98195.2010382848">
            <text:p>98195.20</text:p>
          </table:table-cell>
          <table:table-cell table:formula="of:=[.C11]/[.D11]" office:value-type="float" office:value="10.2120301123708">
            <text:p>10.21</text:p>
          </table:table-cell>
          <table:table-cell table:formula="of:=[.F11]/[.$P$1]" office:value-type="float" office:value="0.159562970505793">
            <text:p>0.16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best 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60.4608529976429">
            <text:p>60.46</text:p>
          </table:table-cell>
          <table:table-cell table:formula="of:=[.$P$1]*[.D15]-[.C15]" office:value-type="float" office:value="3561.23459184915">
            <text:p>3561.23</text:p>
          </table:table-cell>
          <table:table-cell table:formula="of:=[.C15]/[.D15]" office:value-type="float" office:value="5.09850563987276">
            <text:p>5.10</text:p>
          </table:table-cell>
          <table:table-cell table:formula="of:=[.F15]/[.$P$1]" office:value-type="float" office:value="0.0796641506230118">
            <text:p>0.08</text:p>
          </table:table-cell>
          <table:table-cell table:formula="of:=[.G15]/[.G2]" office:value-type="float" office:value="1">
            <text:p>1.00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387.436047832">
            <text:p>387.44</text:p>
          </table:table-cell>
          <table:table-cell table:formula="of:=[.$P$1]*[.D16]-[.C16]" office:value-type="float" office:value="-51372.252938752">
            <text:p>-51372.25</text:p>
          </table:table-cell>
          <table:table-cell table:formula="of:=[.C16]/[.D16]" office:value-type="float" office:value="196.595439237569">
            <text:p>196.60</text:p>
          </table:table-cell>
          <table:table-cell table:formula="of:=[.F16]/[.$P$1]" office:value-type="float" office:value="3.07180373808702">
            <text:p>3.07</text:p>
          </table:table-cell>
          <table:table-cell table:formula="of:=[.G16]/[.G3]" office:value-type="float" office:value="1.05136430444807">
            <text:p>1.05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3213.58935061">
            <text:p>3213.59</text:p>
          </table:table-cell>
          <table:table-cell table:formula="of:=[.$P$1]*[.D17]-[.C17]" office:value-type="float" office:value="-1003930.28156096">
            <text:p>-1003930.28</text:p>
          </table:table-cell>
          <table:table-cell table:formula="of:=[.C17]/[.D17]" office:value-type="float" office:value="376.401546068851">
            <text:p>376.40</text:p>
          </table:table-cell>
          <table:table-cell table:formula="of:=[.F17]/[.$P$1]" office:value-type="float" office:value="5.8812741573258">
            <text:p>5.88</text:p>
          </table:table-cell>
          <table:table-cell table:formula="of:=[.G17]/[.G4]" office:value-type="float" office:value="1.57046695939916">
            <text:p>1.57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50.303870388">
            <text:p>150.30</text:p>
          </table:table-cell>
          <table:table-cell table:formula="of:=[.$P$1]*[.D18]-[.C18]" office:value-type="float" office:value="8869.797704832">
            <text:p>8869.80</text:p>
          </table:table-cell>
          <table:table-cell table:formula="of:=[.C18]/[.D18]" office:value-type="float" office:value="4.98756284894611">
            <text:p>4.99</text:p>
          </table:table-cell>
          <table:table-cell table:formula="of:=[.F18]/[.$P$1]" office:value-type="float" office:value="0.077930669514783">
            <text:p>0.08</text:p>
          </table:table-cell>
          <table:table-cell table:formula="of:=[.G18]/[.G5]" office:value-type="float" office:value="1.93790758989786">
            <text:p>1.94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266.67564373">
            <text:p>266.68</text:p>
          </table:table-cell>
          <table:table-cell table:formula="of:=[.$P$1]*[.D19]-[.C19]" office:value-type="float" office:value="13083.88119872">
            <text:p>13083.88</text:p>
          </table:table-cell>
          <table:table-cell table:formula="of:=[.C19]/[.D19]" office:value-type="float" office:value="14.937097157748">
            <text:p>14.94</text:p>
          </table:table-cell>
          <table:table-cell table:formula="of:=[.F19]/[.$P$1]" office:value-type="float" office:value="0.233392143089812">
            <text:p>0.23</text:p>
          </table:table-cell>
          <table:table-cell table:formula="of:=[.G19]/[.G6]" office:value-type="float" office:value="7.34510734409468">
            <text:p>7.35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645.438549519">
            <text:p>645.44</text:p>
          </table:table-cell>
          <table:table-cell table:formula="of:=[.$P$1]*[.D20]-[.C20]" office:value-type="float" office:value="25046.717169216">
            <text:p>25046.72</text:p>
          </table:table-cell>
          <table:table-cell table:formula="of:=[.C20]/[.D20]" office:value-type="float" office:value="25.1942652203195">
            <text:p>25.19</text:p>
          </table:table-cell>
          <table:table-cell table:formula="of:=[.F20]/[.$P$1]" office:value-type="float" office:value="0.393660394067492">
            <text:p>0.39</text:p>
          </table:table-cell>
          <table:table-cell table:formula="of:=[.G20]/[.G7]" office:value-type="float" office:value="6.75914315359556">
            <text:p>6.76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168.03504374">
            <text:p>168.04</text:p>
          </table:table-cell>
          <table:table-cell table:formula="of:=[.$P$1]*[.D21]-[.C21]" office:value-type="float" office:value="10536.93279936">
            <text:p>10536.93</text:p>
          </table:table-cell>
          <table:table-cell table:formula="of:=[.C21]/[.D21]" office:value-type="float" office:value="1.2932421426107">
            <text:p>1.29</text:p>
          </table:table-cell>
          <table:table-cell table:formula="of:=[.F21]/[.$P$1]" office:value-type="float" office:value="0.0202069084782922">
            <text:p>0.02</text:p>
          </table:table-cell>
          <table:table-cell table:formula="of:=[.G21]/[.G8]" office:value-type="float" office:value="1.1953067517193">
            <text:p>1.20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592.536397151">
            <text:p>592.54</text:p>
          </table:table-cell>
          <table:table-cell table:formula="of:=[.$P$1]*[.D22]-[.C22]" office:value-type="float" office:value="35067.029417664">
            <text:p>35067.03</text:p>
          </table:table-cell>
          <table:table-cell table:formula="of:=[.C22]/[.D22]" office:value-type="float" office:value="4.81877571357421">
            <text:p>4.82</text:p>
          </table:table-cell>
          <table:table-cell table:formula="of:=[.F22]/[.$P$1]" office:value-type="float" office:value="0.075293370524597">
            <text:p>0.08</text:p>
          </table:table-cell>
          <table:table-cell table:formula="of:=[.G22]/[.G9]" office:value-type="float" office:value="2.32371715621094">
            <text:p>2.32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390.475283432">
            <text:p>390.48</text:p>
          </table:table-cell>
          <table:table-cell table:formula="of:=[.$P$1]*[.D23]-[.C23]" office:value-type="float" office:value="6347.358139648">
            <text:p>6347.36</text:p>
          </table:table-cell>
          <table:table-cell table:formula="of:=[.C23]/[.D23]" office:value-type="float" office:value="47.7445328578566">
            <text:p>47.74</text:p>
          </table:table-cell>
          <table:table-cell table:formula="of:=[.F23]/[.$P$1]" office:value-type="float" office:value="0.74600832590401">
            <text:p>0.75</text:p>
          </table:table-cell>
          <table:table-cell table:formula="of:=[.G23]/[.G11]" office:value-type="float" office:value="4.67532237297453">
            <text:p>4.68</text:p>
          </table:table-cell>
          <table:table-cell table:number-columns-repeated="8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Si nos quedamos siempre con el mismo learning (sizele5.-facts)</text:p>
          </table:table-cell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76.6141842092857">
            <text:p>76.61</text:p>
          </table:table-cell>
          <table:table-cell table:formula="of:=[.$P$1]*[.D29]-[.C29]" office:value-type="float" office:value="4595.04778939428">
            <text:p>4595.05</text:p>
          </table:table-cell>
          <table:table-cell table:formula="of:=[.C29]/[.D29]" office:value-type="float" office:value="4.02353693616226">
            <text:p>4.02</text:p>
          </table:table-cell>
          <table:table-cell table:formula="of:=[.F29]/[.$P$1]" office:value-type="float" office:value="0.0628677646275352">
            <text:p>0.06</text:p>
          </table:table-cell>
          <table:table-cell table:formula="of:=[.G29]/[.G2]" office:value-type="float" office:value="0.789160044209085">
            <text:p>0.79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699.373489738167">
            <text:p>699.37</text:p>
          </table:table-cell>
          <table:table-cell table:formula="of:=[.$P$1]*[.D30]-[.C30]" office:value-type="float" office:value="-31408.2566567573">
            <text:p>-31408.26</text:p>
          </table:table-cell>
          <table:table-cell table:formula="of:=[.C30]/[.D30]" office:value-type="float" office:value="108.909132412949">
            <text:p>108.91</text:p>
          </table:table-cell>
          <table:table-cell table:formula="of:=[.F30]/[.$P$1]" office:value-type="float" office:value="1.70170519395232">
            <text:p>1.70</text:p>
          </table:table-cell>
          <table:table-cell table:formula="of:=[.G30]/[.G3]" office:value-type="float" office:value="0.582430470876869">
            <text:p>0.58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string">
            <text:p>?</text:p>
          </table:table-cell>
          <table:table-cell table:formula="of:=[.$P$1]*[.D31]-[.C31]" office:value-type="float" office:value="0">
            <text:p>#VALUE!</text:p>
          </table:table-cell>
          <table:table-cell table:formula="of:=[.C31]/[.D31]" office:value-type="float" office:value="0">
            <text:p>#VALUE!</text:p>
          </table:table-cell>
          <table:table-cell table:formula="of:=[.F31]/[.$P$1]" office:value-type="float" office:value="0">
            <text:p>#VALUE!</text:p>
          </table:table-cell>
          <table:table-cell table:formula="of:=[.G31]/[.G4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71.866812331386">
            <text:p>171.87</text:p>
          </table:table-cell>
          <table:table-cell table:formula="of:=[.$P$1]*[.D32]-[.C32]" office:value-type="float" office:value="10249.8259892087">
            <text:p>10249.83</text:p>
          </table:table-cell>
          <table:table-cell table:formula="of:=[.C32]/[.D32]" office:value-type="float" office:value="4.36180778494081">
            <text:p>4.36</text:p>
          </table:table-cell>
          <table:table-cell table:formula="of:=[.F32]/[.$P$1]" office:value-type="float" office:value="0.0681532466397001">
            <text:p>0.07</text:p>
          </table:table-cell>
          <table:table-cell table:formula="of:=[.G32]/[.G5]" office:value-type="float" office:value="1.69477170877124">
            <text:p>1.69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266.6756437304">
            <text:p>266.68</text:p>
          </table:table-cell>
          <table:table-cell table:formula="of:=[.$P$1]*[.D33]-[.C33]" office:value-type="float" office:value="13083.8811987456">
            <text:p>13083.88</text:p>
          </table:table-cell>
          <table:table-cell table:formula="of:=[.C33]/[.D33]" office:value-type="float" office:value="14.9370971577256">
            <text:p>14.94</text:p>
          </table:table-cell>
          <table:table-cell table:formula="of:=[.F33]/[.$P$1]" office:value-type="float" office:value="0.233392143089462">
            <text:p>0.23</text:p>
          </table:table-cell>
          <table:table-cell table:formula="of:=[.G33]/[.G6]" office:value-type="float" office:value="7.34510734408366">
            <text:p>7.35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645.4385495186">
            <text:p>645.44</text:p>
          </table:table-cell>
          <table:table-cell table:formula="of:=[.$P$1]*[.D34]-[.C34]" office:value-type="float" office:value="25046.7171691904">
            <text:p>25046.72</text:p>
          </table:table-cell>
          <table:table-cell table:formula="of:=[.C34]/[.D34]" office:value-type="float" office:value="25.1942652203351">
            <text:p>25.19</text:p>
          </table:table-cell>
          <table:table-cell table:formula="of:=[.F34]/[.$P$1]" office:value-type="float" office:value="0.393660394067736">
            <text:p>0.39</text:p>
          </table:table-cell>
          <table:table-cell table:formula="of:=[.G34]/[.G7]" office:value-type="float" office:value="6.75914315359975">
            <text:p>6.76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56.05386593344">
            <text:p>256.05</text:p>
          </table:table-cell>
          <table:table-cell table:formula="of:=[.$P$1]*[.D35]-[.C35]" office:value-type="float" office:value="16170.1374197402">
            <text:p>16170.14</text:p>
          </table:table-cell>
          <table:table-cell table:formula="of:=[.C35]/[.D35]" office:value-type="float" office:value="0.848688611702073">
            <text:p>0.85</text:p>
          </table:table-cell>
          <table:table-cell table:formula="of:=[.F35]/[.$P$1]" office:value-type="float" office:value="0.0132607595578449">
            <text:p>0.01</text:p>
          </table:table-cell>
          <table:table-cell table:formula="of:=[.G35]/[.G8]" office:value-type="float" office:value="0.784418628383767">
            <text:p>0.78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334.63597614343">
            <text:p>1334.64</text:p>
          </table:table-cell>
          <table:table-cell table:formula="of:=[.$P$1]*[.D36]-[.C36]" office:value-type="float" office:value="82561.4024731795">
            <text:p>82561.40</text:p>
          </table:table-cell>
          <table:table-cell table:formula="of:=[.C36]/[.D36]" office:value-type="float" office:value="2.13938485927128">
            <text:p>2.14</text:p>
          </table:table-cell>
          <table:table-cell table:formula="of:=[.F36]/[.$P$1]" office:value-type="float" office:value="0.0334278884261138">
            <text:p>0.03</text:p>
          </table:table-cell>
          <table:table-cell table:formula="of:=[.G36]/[.G9]" office:value-type="float" office:value="1.03165733304887">
            <text:p>1.03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390.4752834322">
            <text:p>390.48</text:p>
          </table:table-cell>
          <table:table-cell table:formula="of:=[.$P$1]*[.D37]-[.C37]" office:value-type="float" office:value="6347.3581396608">
            <text:p>6347.36</text:p>
          </table:table-cell>
          <table:table-cell table:formula="of:=[.C37]/[.D37]" office:value-type="float" office:value="47.7445328578322">
            <text:p>47.74</text:p>
          </table:table-cell>
          <table:table-cell table:formula="of:=[.F37]/[.$P$1]" office:value-type="float" office:value="0.746008325903628">
            <text:p>0.75</text:p>
          </table:table-cell>
          <table:table-cell table:formula="of:=[.G37]/[.G11]" office:value-type="float" office:value="4.67532237297214">
            <text:p>4.68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37]+[.D36]+[.D35]+[.D33]+[.D32]+[.D30]+[.D29]" office:value-type="float" office:value="3195.69525551831">
            <text:p>3195.6952555183</text:p>
          </table:table-cell>
          <table:table-cell table:style-name="Default" table:number-columns-repeated="4"/>
          <table:table-cell table:formula="of:=[.$D$11]/[.D38]" office:value-type="float" office:value="0.57126780958565">
            <text:p>0.5712678096</text:p>
          </table:table-cell>
          <table:table-cell table:number-columns-repeated="7"/>
        </table:table-row>
        <table:table-row table:style-name="ro3">
          <table:table-cell office:value-type="string">
            <text:p>Si nos quedamos siempre con el mismo learning (sizele4.-facts)</text:p>
          </table:table-cell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83.6241435323572">
            <text:p>83.62</text:p>
          </table:table-cell>
          <table:table-cell table:formula="of:=[.$P$1]*[.D41]-[.C41]" office:value-type="float" office:value="5043.68518607086">
            <text:p>5043.69</text:p>
          </table:table-cell>
          <table:table-cell table:formula="of:=[.C41]/[.D41]" office:value-type="float" office:value="3.68625598994294">
            <text:p>3.69</text:p>
          </table:table-cell>
          <table:table-cell table:formula="of:=[.F41]/[.$P$1]" office:value-type="float" office:value="0.0575977498428585">
            <text:p>0.06</text:p>
          </table:table-cell>
          <table:table-cell table:formula="of:=[.G41]/[.G2]" office:value-type="float" office:value="0.723007141762216">
            <text:p>0.72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39.898483474833">
            <text:p>439.90</text:p>
          </table:table-cell>
          <table:table-cell table:formula="of:=[.$P$1]*[.D42]-[.C42]" office:value-type="float" office:value="-48014.6570576107">
            <text:p>-48014.66</text:p>
          </table:table-cell>
          <table:table-cell table:formula="of:=[.C42]/[.D42]" office:value-type="float" office:value="173.14940346767">
            <text:p>173.15</text:p>
          </table:table-cell>
          <table:table-cell table:formula="of:=[.F42]/[.$P$1]" office:value-type="float" office:value="2.70545942918234">
            <text:p>2.71</text:p>
          </table:table-cell>
          <table:table-cell table:formula="of:=[.G42]/[.G3]" office:value-type="float" office:value="0.925978256913687">
            <text:p>0.93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4632.263529586">
            <text:p>4632.26</text:p>
          </table:table-cell>
          <table:table-cell table:formula="of:=[.$P$1]*[.D43]-[.C43]" office:value-type="float" office:value="-913135.134106496">
            <text:p>-913135.13</text:p>
          </table:table-cell>
          <table:table-cell table:formula="of:=[.C43]/[.D43]" office:value-type="float" office:value="261.125040117937">
            <text:p>261.13</text:p>
          </table:table-cell>
          <table:table-cell table:formula="of:=[.F43]/[.$P$1]" office:value-type="float" office:value="4.08007875184276">
            <text:p>4.08</text:p>
          </table:table-cell>
          <table:table-cell table:formula="of:=[.G43]/[.G4]" office:value-type="float" office:value="1.08949671450602">
            <text:p>1.09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69.043100919071">
            <text:p>169.04</text:p>
          </table:table-cell>
          <table:table-cell table:formula="of:=[.$P$1]*[.D44]-[.C44]" office:value-type="float" office:value="10069.1084588205">
            <text:p>10069.11</text:p>
          </table:table-cell>
          <table:table-cell table:formula="of:=[.C44]/[.D44]" office:value-type="float" office:value="4.4346678209535">
            <text:p>4.43</text:p>
          </table:table-cell>
          <table:table-cell table:formula="of:=[.F44]/[.$P$1]" office:value-type="float" office:value="0.0692916847023985">
            <text:p>0.07</text:p>
          </table:table-cell>
          <table:table-cell table:formula="of:=[.G44]/[.G5]" office:value-type="float" office:value="1.72308133033703">
            <text:p>1.72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454.4634536266">
            <text:p>454.46</text:p>
          </table:table-cell>
          <table:table-cell table:formula="of:=[.$P$1]*[.D45]-[.C45]" office:value-type="float" office:value="25102.3010321024">
            <text:p>25102.30</text:p>
          </table:table-cell>
          <table:table-cell table:formula="of:=[.C45]/[.D45]" office:value-type="float" office:value="8.7649732188869">
            <text:p>8.76</text:p>
          </table:table-cell>
          <table:table-cell table:formula="of:=[.F45]/[.$P$1]" office:value-type="float" office:value="0.136952706545108">
            <text:p>0.14</text:p>
          </table:table-cell>
          <table:table-cell table:formula="of:=[.G45]/[.G6]" office:value-type="float" office:value="4.31005224649323">
            <text:p>4.31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string">
            <text:p>?</text:p>
          </table:table-cell>
          <table:table-cell table:formula="of:=[.$P$1]*[.D46]-[.C46]" office:value-type="float" office:value="0">
            <text:p>#VALUE!</text:p>
          </table:table-cell>
          <table:table-cell table:formula="of:=[.C46]/[.D46]" office:value-type="float" office:value="0">
            <text:p>#VALUE!</text:p>
          </table:table-cell>
          <table:table-cell table:formula="of:=[.F46]/[.$P$1]" office:value-type="float" office:value="0">
            <text:p>#VALUE!</text:p>
          </table:table-cell>
          <table:table-cell table:formula="of:=[.G46]/[.G7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47.75353901368">
            <text:p>247.75</text:p>
          </table:table-cell>
          <table:table-cell table:formula="of:=[.$P$1]*[.D47]-[.C47]" office:value-type="float" office:value="15638.9164968755">
            <text:p>15638.92</text:p>
          </table:table-cell>
          <table:table-cell table:formula="of:=[.C47]/[.D47]" office:value-type="float" office:value="0.877121678524241">
            <text:p>0.88</text:p>
          </table:table-cell>
          <table:table-cell table:formula="of:=[.F47]/[.$P$1]" office:value-type="float" office:value="0.0137050262269413">
            <text:p>0.01</text:p>
          </table:table-cell>
          <table:table-cell table:formula="of:=[.G47]/[.G8]" office:value-type="float" office:value="0.810698499434067">
            <text:p>0.81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253.375432117">
            <text:p>1253.38</text:p>
          </table:table-cell>
          <table:table-cell table:formula="of:=[.$P$1]*[.D48]-[.C48]" office:value-type="float" office:value="77360.727655488">
            <text:p>77360.73</text:p>
          </table:table-cell>
          <table:table-cell table:formula="of:=[.C48]/[.D48]" office:value-type="float" office:value="2.27808837386998">
            <text:p>2.28</text:p>
          </table:table-cell>
          <table:table-cell table:formula="of:=[.F48]/[.$P$1]" office:value-type="float" office:value="0.0355951308417184">
            <text:p>0.04</text:p>
          </table:table-cell>
          <table:table-cell table:formula="of:=[.G48]/[.G9]" office:value-type="float" office:value="1.09854314713476">
            <text:p>1.10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711.9080375666">
            <text:p>711.91</text:p>
          </table:table-cell>
          <table:table-cell table:formula="of:=[.$P$1]*[.D49]-[.C49]" office:value-type="float" office:value="26919.0544042624">
            <text:p>26919.05</text:p>
          </table:table-cell>
          <table:table-cell table:formula="of:=[.C49]/[.D49]" office:value-type="float" office:value="26.1874554243334">
            <text:p>26.19</text:p>
          </table:table-cell>
          <table:table-cell table:formula="of:=[.F49]/[.$P$1]" office:value-type="float" office:value="0.409178991005209">
            <text:p>0.41</text:p>
          </table:table-cell>
          <table:table-cell table:formula="of:=[.G49]/[.G11]" office:value-type="float" office:value="2.5643731105542">
            <text:p>2.56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49]+[.D48]+[.D47]+[.D45]+[.D44]+[.D42]+[.D41]" office:value-type="float" office:value="3360.06619025014">
            <text:p>3360.0661902502</text:p>
          </table:table-cell>
          <table:table-cell table:style-name="Default" table:number-columns-repeated="4"/>
          <table:table-cell table:formula="of:=[.$D$11]/[.D50]" office:value-type="float" office:value="0.543321983959873">
            <text:p>0.543321984</text:p>
          </table:table-cell>
          <table:table-cell table:number-columns-repeated="7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Avg 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70.6320872761">
            <text:p>70.63</text:p>
          </table:table-cell>
          <table:table-cell table:formula="of:=[.$P$1]*[.D52]-[.C52]" office:value-type="float" office:value="4212.1935856704">
            <text:p>4212.19</text:p>
          </table:table-cell>
          <table:table-cell table:formula="of:=[.C52]/[.D52]" office:value-type="float" office:value="4.36430540124087">
            <text:p>4.36</text:p>
          </table:table-cell>
          <table:table-cell table:formula="of:=[.F52]/[.$P$1]" office:value-type="float" office:value="0.0681922718943886">
            <text:p>0.07</text:p>
          </table:table-cell>
          <table:table-cell table:formula="of:=[.G52]/[.G2]" office:value-type="float" office:value="0.855996974311436">
            <text:p>0.86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88.663144208">
            <text:p>488.66</text:p>
          </table:table-cell>
          <table:table-cell table:formula="of:=[.$P$1]*[.D53]-[.C53]" office:value-type="float" office:value="-44893.718770688">
            <text:p>-44893.72</text:p>
          </table:table-cell>
          <table:table-cell table:formula="of:=[.C53]/[.D53]" office:value-type="float" office:value="155.870482361524">
            <text:p>155.87</text:p>
          </table:table-cell>
          <table:table-cell table:formula="of:=[.F53]/[.$P$1]" office:value-type="float" office:value="2.43547628689881">
            <text:p>2.44</text:p>
          </table:table-cell>
          <table:table-cell table:formula="of:=[.G53]/[.G3]" office:value-type="float" office:value="0.833573056971976">
            <text:p>0.83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string">
            <text:p>?</text:p>
          </table:table-cell>
          <table:table-cell table:formula="of:=[.$P$1]*[.D54]-[.C54]" office:value-type="float" office:value="0">
            <text:p>#VALUE!</text:p>
          </table:table-cell>
          <table:table-cell table:formula="of:=[.C54]/[.D54]" office:value-type="float" office:value="0">
            <text:p>#VALUE!</text:p>
          </table:table-cell>
          <table:table-cell table:formula="of:=[.F54]/[.$P$1]" office:value-type="float" office:value="0">
            <text:p>#VALUE!</text:p>
          </table:table-cell>
          <table:table-cell table:formula="of:=[.G54]/[.G4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69.694051762">
            <text:p>169.69</text:p>
          </table:table-cell>
          <table:table-cell table:formula="of:=[.$P$1]*[.D55]-[.C55]" office:value-type="float" office:value="10110.769312768">
            <text:p>10110.77</text:p>
          </table:table-cell>
          <table:table-cell table:formula="of:=[.C55]/[.D55]" office:value-type="float" office:value="4.41765631862808">
            <text:p>4.42</text:p>
          </table:table-cell>
          <table:table-cell table:formula="of:=[.F55]/[.$P$1]" office:value-type="float" office:value="0.0690258799785638">
            <text:p>0.07</text:p>
          </table:table-cell>
          <table:table-cell table:formula="of:=[.G55]/[.G5]" office:value-type="float" office:value="1.71647154506305">
            <text:p>1.72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371.806131799">
            <text:p>371.81</text:p>
          </table:table-cell>
          <table:table-cell table:formula="of:=[.$P$1]*[.D56]-[.C56]" office:value-type="float" office:value="19812.232435136">
            <text:p>19812.23</text:p>
          </table:table-cell>
          <table:table-cell table:formula="of:=[.C56]/[.D56]" office:value-type="float" office:value="10.7135403623559">
            <text:p>10.71</text:p>
          </table:table-cell>
          <table:table-cell table:formula="of:=[.F56]/[.$P$1]" office:value-type="float" office:value="0.167399068161811">
            <text:p>0.17</text:p>
          </table:table-cell>
          <table:table-cell table:formula="of:=[.G56]/[.G6]" office:value-type="float" office:value="5.26823272057093">
            <text:p>5.27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string">
            <text:p>?</text:p>
          </table:table-cell>
          <table:table-cell table:formula="of:=[.$P$1]*[.D57]-[.C57]" office:value-type="float" office:value="0">
            <text:p>#VALUE!</text:p>
          </table:table-cell>
          <table:table-cell table:formula="of:=[.C57]/[.D57]" office:value-type="float" office:value="0">
            <text:p>#VALUE!</text:p>
          </table:table-cell>
          <table:table-cell table:formula="of:=[.F57]/[.$P$1]" office:value-type="float" office:value="0">
            <text:p>#VALUE!</text:p>
          </table:table-cell>
          <table:table-cell table:formula="of:=[.G57]/[.G7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06.098558695">
            <text:p>206.10</text:p>
          </table:table-cell>
          <table:table-cell table:formula="of:=[.$P$1]*[.D58]-[.C58]" office:value-type="float" office:value="12972.99775648">
            <text:p>12973.00</text:p>
          </table:table-cell>
          <table:table-cell table:formula="of:=[.C58]/[.D58]" office:value-type="float" office:value="1.05439844594737">
            <text:p>1.05</text:p>
          </table:table-cell>
          <table:table-cell table:formula="of:=[.F58]/[.$P$1]" office:value-type="float" office:value="0.0164749757179276">
            <text:p>0.02</text:p>
          </table:table-cell>
          <table:table-cell table:formula="of:=[.G58]/[.G8]" office:value-type="float" office:value="0.974550349015822">
            <text:p>0.97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069.32136996">
            <text:p>1069.32</text:p>
          </table:table-cell>
          <table:table-cell table:formula="of:=[.$P$1]*[.D59]-[.C59]" office:value-type="float" office:value="65581.26767744">
            <text:p>65581.27</text:p>
          </table:table-cell>
          <table:table-cell table:formula="of:=[.C59]/[.D59]" office:value-type="float" office:value="2.67019820253551">
            <text:p>2.67</text:p>
          </table:table-cell>
          <table:table-cell table:formula="of:=[.F59]/[.$P$1]" office:value-type="float" office:value="0.0417218469146173">
            <text:p>0.04</text:p>
          </table:table-cell>
          <table:table-cell table:formula="of:=[.G59]/[.G9]" office:value-type="float" office:value="1.28762692902201">
            <text:p>1.29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931.246941128">
            <text:p>931.25</text:p>
          </table:table-cell>
          <table:table-cell table:formula="of:=[.$P$1]*[.D60]-[.C60]" office:value-type="float" office:value="40956.744232192">
            <text:p>40956.74</text:p>
          </table:table-cell>
          <table:table-cell table:formula="of:=[.C60]/[.D60]" office:value-type="float" office:value="20.0194590464029">
            <text:p>20.02</text:p>
          </table:table-cell>
          <table:table-cell table:formula="of:=[.F60]/[.$P$1]" office:value-type="float" office:value="0.312804047600046">
            <text:p>0.31</text:p>
          </table:table-cell>
          <table:table-cell table:formula="of:=[.G60]/[.G11]" office:value-type="float" office:value="1.96037994660352">
            <text:p>1.96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60]+[.D59]+[.D58]+[.D56]+[.D55]+[.D53]+[.D52]" office:value-type="float" office:value="3307.4622848281">
            <text:p>3307.4622848281</text:p>
          </table:table-cell>
          <table:table-cell table:style-name="Default" table:number-columns-repeated="4"/>
          <table:table-cell table:formula="of:=[.$D$11]/[.D61]" office:value-type="float" office:value="0.551963309482782">
            <text:p>0.5519633095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Vissani</meta:initial-creator>
    <meta:creation-date>2013-03-03T19:00:00</meta:creation-date>
    <dc:date>2013-03-11T20:54:08</dc:date>
    <dc:creator>Ignacio Vissani</dc:creator>
    <meta:editing-duration>P1DT47M26S</meta:editing-duration>
    <meta:editing-cycles>12</meta:editing-cycles>
    <meta:generator>LibreOffice/3.5$Linux_X86_64 LibreOffice_project/350m1$Build-2</meta:generator>
    <meta:document-statistic meta:table-count="3" meta:cell-count="409" meta:object-count="0"/>
  </office:meta>
</office:document-meta>
</file>